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34375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13770833333333cm" style:use-optimal-column-width="true"/>
    </style:style>
    <style:style style:name="co5" style:family="table-column">
      <style:table-column-properties fo:break-before="auto" style:column-width="1.08479166666667cm" style:use-optimal-column-width="true"/>
    </style:style>
    <style:style style:name="co6" style:family="table-column">
      <style:table-column-properties fo:break-before="auto" style:column-width="4.97416666666667cm" style:use-optimal-column-width="true"/>
    </style:style>
    <style:style style:name="co7" style:family="table-column">
      <style:table-column-properties fo:break-before="auto" style:column-width="2.645833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online_order</text:p>
          </table:table-cell>
          <table:table-cell office:value-type="string" table:style-name="ce1">
            <text:p>book_table</text:p>
          </table:table-cell>
          <table:table-cell office:value-type="string" table:style-name="ce1">
            <text:p>rate</text:p>
          </table:table-cell>
          <table:table-cell office:value-type="string" table:style-name="ce1">
            <text:p>votes</text:p>
          </table:table-cell>
          <table:table-cell office:value-type="string" table:style-name="ce1">
            <text:p>approx_cost(for two people)</text:p>
          </table:table-cell>
          <table:table-cell office:value-type="string" table:style-name="ce1">
            <text:p>listed_in(type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ls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.1/5</text:p>
          </table:table-cell>
          <table:table-cell office:value-type="float" office:value="775" table:style-name="ce1">
            <text:p>775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Buff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ice Elepha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787" table:style-name="ce1">
            <text:p>787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Buff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n Churro Caf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918" table:style-name="ce1">
            <text:p>918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Buff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dhuri Udupi Bhoj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88" table:style-name="ce1">
            <text:p>88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Buff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and Villa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166" table:style-name="ce1">
            <text:p>166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Buff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epass Dinn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286" table:style-name="ce1">
            <text:p>286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Buff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sewood International Hotel - Bar &amp; Restau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8" table:style-name="ce1">
            <text:p>8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Buff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est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.6/5</text:p>
          </table:table-cell>
          <table:table-cell office:value-type="float" office:value="2556" table:style-name="ce1">
            <text:p>2556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nthouse Caf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324" table:style-name="ce1">
            <text:p>324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czneg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2/5</text:p>
          </table:table-cell>
          <table:table-cell office:value-type="float" office:value="504" table:style-name="ce1">
            <text:p>504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lage Café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402" table:style-name="ce1">
            <text:p>402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fe Shuff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.2/5</text:p>
          </table:table-cell>
          <table:table-cell office:value-type="float" office:value="150" table:style-name="ce1">
            <text:p>150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Coffee Shac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.2/5</text:p>
          </table:table-cell>
          <table:table-cell office:value-type="float" office:value="164" table:style-name="ce1">
            <text:p>1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f-Elev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424" table:style-name="ce1">
            <text:p>424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n Churro Caf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918" table:style-name="ce1">
            <text:p>918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fe Vivacit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90" table:style-name="ce1">
            <text:p>90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tch-up-i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133" table:style-name="ce1">
            <text:p>133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thi's Biryani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144" table:style-name="ce1">
            <text:p>144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H Caf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93" table:style-name="ce1">
            <text:p>9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0 Atoms Restaurant And Caf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1/5</text:p>
          </table:table-cell>
          <table:table-cell office:value-type="float" office:value="13" table:style-name="ce1">
            <text:p>13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Vintage Caf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0/5</text:p>
          </table:table-cell>
          <table:table-cell office:value-type="float" office:value="62" table:style-name="ce1">
            <text:p>6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oodee Pizz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fe Coffee D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28" table:style-name="ce1">
            <text:p>28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y Tea Hous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62" table:style-name="ce1">
            <text:p>62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ide Out Caf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31" table:style-name="ce1">
            <text:p>31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FE NO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2/5</text:p>
          </table:table-cell>
          <table:table-cell office:value-type="float" office:value="11" table:style-name="ce1">
            <text:p>11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ffee Tindi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75" table:style-name="ce1">
            <text:p>7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a Green Caf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p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23" table:style-name="ce1">
            <text:p>23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rinathji's Caf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148" table:style-name="ce1">
            <text:p>148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dberry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219" table:style-name="ce1">
            <text:p>219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Caf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oodic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8/5</text:p>
          </table:table-cell>
          <table:table-cell office:value-type="float" office:value="506" table:style-name="ce1">
            <text:p>506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weet Tru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35" table:style-name="ce1">
            <text:p>3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venstory Pizz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172" table:style-name="ce1">
            <text:p>172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aso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2/5</text:p>
          </table:table-cell>
          <table:table-cell office:value-type="float" office:value="415" table:style-name="ce1">
            <text:p>41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hrouz Biryani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230" table:style-name="ce1">
            <text:p>230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st And Fres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8/5</text:p>
          </table:table-cell>
          <table:table-cell office:value-type="float" office:value="91" table:style-name="ce1">
            <text:p>91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zechuan Drag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2/5</text:p>
          </table:table-cell>
          <table:table-cell office:value-type="float" office:value="1647" table:style-name="ce1">
            <text:p>1647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pire Restaura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4/5</text:p>
          </table:table-cell>
          <table:table-cell office:value-type="float" office:value="4884" table:style-name="ce1">
            <text:p>4884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uthi Davangere Benne Dos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17" table:style-name="ce1">
            <text:p>17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atim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133" table:style-name="ce1">
            <text:p>133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vyaka M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28" table:style-name="ce1">
            <text:p>28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cDonald'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286" table:style-name="ce1">
            <text:p>286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o's Pizz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540" table:style-name="ce1">
            <text:p>540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est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.6/5</text:p>
          </table:table-cell>
          <table:table-cell office:value-type="float" office:value="2556" table:style-name="ce1">
            <text:p>2556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tbox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tchen Garde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244" table:style-name="ce1">
            <text:p>24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cip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804" table:style-name="ce1">
            <text:p>804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ijing Bit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679" table:style-name="ce1">
            <text:p>679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sty Byt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1/5</text:p>
          </table:table-cell>
          <table:table-cell office:value-type="float" office:value="245" table:style-name="ce1">
            <text:p>24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t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21" table:style-name="ce1">
            <text:p>2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ree Cool Poi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28" table:style-name="ce1">
            <text:p>2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ner House Ice Cre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3/5</text:p>
          </table:table-cell>
          <table:table-cell office:value-type="float" office:value="345" table:style-name="ce1">
            <text:p>34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ryanis And Mo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618" table:style-name="ce1">
            <text:p>618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ving Fe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1047" table:style-name="ce1">
            <text:p>1047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shMenu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627" table:style-name="ce1">
            <text:p>627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nashankari Donne Biriyani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104" table:style-name="ce1">
            <text:p>10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mam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.2/5</text:p>
          </table:table-cell>
          <table:table-cell office:value-type="float" office:value="354" table:style-name="ce1">
            <text:p>354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ve Star Chic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O Belgian Waff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17" table:style-name="ce1">
            <text:p>17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ppy Pepp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2/5</text:p>
          </table:table-cell>
          <table:table-cell office:value-type="float" office:value="244" table:style-name="ce1">
            <text:p>244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a 0 K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3.6/5</text:p>
          </table:table-cell>
          <table:table-cell office:value-type="float" office:value="163" table:style-name="ce1">
            <text:p>163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inese Kitche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58" table:style-name="ce1">
            <text:p>5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et Restau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4.0/5</text:p>
          </table:table-cell>
          <table:table-cell office:value-type="float" office:value="808" table:style-name="ce1">
            <text:p>808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ke of the D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78" table:style-name="ce1">
            <text:p>7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bab Mag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1720" table:style-name="ce1">
            <text:p>1720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mma Brahmin's Idli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ustoes Beer Hou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868" table:style-name="ce1">
            <text:p>868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gar Ru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39" table:style-name="ce1">
            <text:p>39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rger K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2/5</text:p>
          </table:table-cell>
          <table:table-cell office:value-type="float" office:value="71" table:style-name="ce1">
            <text:p>71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Good Bow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6" table:style-name="ce1">
            <text:p>6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Biryani Caf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520" table:style-name="ce1">
            <text:p>52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icy Tando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D Caf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9/5</text:p>
          </table:table-cell>
          <table:table-cell office:value-type="float" office:value="84" table:style-name="ce1">
            <text:p>84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lls On Whee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m Sri Vinayaka Cha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ri Guru Kottureshwara Davangere Benne Dos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558" table:style-name="ce1">
            <text:p>55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vanna Dum Biriyani Cent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6/5</text:p>
          </table:table-cell>
          <table:table-cell office:value-type="float" office:value="28" table:style-name="ce1">
            <text:p>28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olbe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22" table:style-name="ce1">
            <text:p>22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pahar Sa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dalu Sea Food Restaura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153" table:style-name="ce1">
            <text:p>153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ozen Bott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2/5</text:p>
          </table:table-cell>
          <table:table-cell office:value-type="float" office:value="146" table:style-name="ce1">
            <text:p>146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imala Swee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5/5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ishali Delux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42" table:style-name="ce1">
            <text:p>42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ill Ou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Big O Bak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66" table:style-name="ce1">
            <text:p>66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ghana Foo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4/5</text:p>
          </table:table-cell>
          <table:table-cell office:value-type="float" office:value="4401" table:style-name="ce1">
            <text:p>4401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rishna Sa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5/5</text:p>
          </table:table-cell>
          <table:table-cell office:value-type="float" office:value="31" table:style-name="ce1">
            <text:p>31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sert Ro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5/5</text:p>
          </table:table-cell>
          <table:table-cell office:value-type="float" office:value="7" table:style-name="ce1">
            <text:p>7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ickpet Donne Biryani Hou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21" table:style-name="ce1">
            <text:p>21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 And My C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nsad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napooraneshwari M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anco's Natural Ice Crea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2/5</text:p>
          </table:table-cell>
          <table:table-cell office:value-type="float" office:value="9" table:style-name="ce1">
            <text:p>9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ndhini Delux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6/5</text:p>
          </table:table-cell>
          <table:table-cell office:value-type="float" office:value="283" table:style-name="ce1">
            <text:p>283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 Ra's Bar and Restau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62" table:style-name="ce1">
            <text:p>62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gg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64" table:style-name="ce1">
            <text:p>6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yda Persian Kitch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39" table:style-name="ce1">
            <text:p>39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ar Pa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lar Bea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/5</text:p>
          </table:table-cell>
          <table:table-cell office:value-type="float" office:value="71" table:style-name="ce1">
            <text:p>71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dambi's Kitch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5/5</text:p>
          </table:table-cell>
          <table:table-cell office:value-type="float" office:value="52" table:style-name="ce1">
            <text:p>52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e Thin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7/5</text:p>
          </table:table-cell>
          <table:table-cell office:value-type="float" office:value="130" table:style-name="ce1">
            <text:p>13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otian Karavali Restau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5/5</text:p>
          </table:table-cell>
          <table:table-cell office:value-type="float" office:value="10" table:style-name="ce1">
            <text:p>1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oured-Baked With Lo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8 /5</text:p>
          </table:table-cell>
          <table:table-cell office:value-type="float" office:value="45" table:style-name="ce1">
            <text:p>4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FE NO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2/5</text:p>
          </table:table-cell>
          <table:table-cell office:value-type="float" office:value="11" table:style-name="ce1">
            <text:p>11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kes &amp; Sl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5/5</text:p>
          </table:table-cell>
          <table:table-cell office:value-type="float" office:value="13" table:style-name="ce1">
            <text:p>1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ice 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8" table:style-name="ce1">
            <text:p>8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ffee Shop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veen Kabab &amp; Biriyani Ma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2/5</text:p>
          </table:table-cell>
          <table:table-cell office:value-type="float" office:value="9" table:style-name="ce1">
            <text:p>9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triguppe Donne Birya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2/5</text:p>
          </table:table-cell>
          <table:table-cell office:value-type="float" office:value="4" table:style-name="ce1">
            <text:p>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i Super Sandwi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2/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ithi Point Ande Ka Fu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1/5</text:p>
          </table:table-cell>
          <table:table-cell office:value-type="float" office:value="29" table:style-name="ce1">
            <text:p>2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 B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harwad Line Bazaar Mishra Ped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ke B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arush's Food Pla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ood Sto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ulfi &amp; M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nnadigas Karaval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7 - The Pu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1/5</text:p>
          </table:table-cell>
          <table:table-cell office:value-type="float" office:value="30" table:style-name="ce1">
            <text:p>30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ngaluru Coffee Hous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201" table:style-name="ce1">
            <text:p>201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w Mangalore Lunch Ho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7" table:style-name="ce1">
            <text:p>7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ffee By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1/5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janya Chat Z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17" table:style-name="ce1">
            <text:p>17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wality Wall's Swirl's Happiness St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9/5</text:p>
          </table:table-cell>
          <table:table-cell office:value-type="float" office:value="25" table:style-name="ce1">
            <text:p>2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ms Kitchen &amp; Bak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9/5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nashankari Nati Sty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9/5</text:p>
          </table:table-cell>
          <table:table-cell office:value-type="float" office:value="0" table:style-name="ce1">
            <text:p>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chi Maay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hitesh Hut Ro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ri Basaveshwar Jolada Rotti O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ll Magic Fast F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oodlieious Multi Cuis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4/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anishka Nati And Karavali Sty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1/5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wathi Cool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1/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umudis Juo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ma - Mana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1/5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ri Sai Tiffann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tel Andhra Spe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9/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ri Murari Family Restau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9/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amane Donne Biriya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.9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kola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waada Healthy Kitch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0" table:style-name="ce1">
            <text:p>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wdaru Mane Beriya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lting Melod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w Indrapr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3/5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na Kuteer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.0/5</text:p>
          </table:table-cell>
          <table:table-cell office:value-type="float" office:value="771" table:style-name="ce1">
            <text:p>77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b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0/5</text:p>
          </table:table-cell>
          <table:table-cell office:value-type="float" office:value="98" table:style-name="ce1">
            <text:p>98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jayalakshmi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.9/5</text:p>
          </table:table-cell>
          <table:table-cell office:value-type="float" office:value="47" table:style-name="ce1">
            <text:p>47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Dining</text:p>
          </table:table-cell>
          <table:table-cell table:number-columns-repeated="16377"/>
        </table:table-row>
        <table:table-row table:number-rows-repeated="10484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meta:initial-creator>Mosib Khan</meta:initial-creator>
    <dc:creator>Mosib Khan</dc:creator>
    <meta:creation-date>2025-10-05T15:58:19Z</meta:creation-date>
    <dc:date>2025-10-06T03:08:18Z</dc:date>
  </office:meta>
</office:document-meta>
</file>